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fo:font-style="normal" officeooo:paragraph-rsid="00155fa9" style:font-style-asian="normal" style:font-style-complex="normal"/>
    </style:style>
    <style:style style:name="P2" style:family="paragraph" style:parent-style-name="Text_20_body">
      <style:text-properties fo:font-style="normal" officeooo:rsid="000c68f5" officeooo:paragraph-rsid="00155fa9" style:font-style-asian="normal" style:font-style-complex="normal"/>
    </style:style>
    <style:style style:name="P3" style:family="paragraph" style:parent-style-name="Text_20_body">
      <style:text-properties fo:font-style="normal" officeooo:rsid="000b461f" officeooo:paragraph-rsid="00155fa9" style:font-style-asian="normal" style:font-style-complex="normal"/>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tyle="normal" fo:font-weight="bold" officeooo:paragraph-rsid="00155fa9" style:font-style-asian="normal" style:font-weight-asian="bold" style:font-style-complex="normal" style:font-weight-complex="bold"/>
    </style:style>
    <style:style style:name="P6" style:family="paragraph" style:parent-style-name="Text_20_body">
      <style:text-properties officeooo:rsid="0018129b" officeooo:paragraph-rsid="0018129b"/>
    </style:style>
    <style:style style:name="P7" style:family="paragraph" style:parent-style-name="Text_20_body">
      <style:text-properties officeooo:rsid="001832b5" officeooo:paragraph-rsid="001832b5"/>
    </style:style>
    <style:style style:name="P8" style:family="paragraph" style:parent-style-name="Text_20_body">
      <style:text-properties officeooo:rsid="00173261" officeooo:paragraph-rsid="00173261"/>
    </style:style>
    <style:style style:name="P9" style:family="paragraph" style:parent-style-name="Text_20_body">
      <style:text-properties officeooo:rsid="00173261" officeooo:paragraph-rsid="0018129b"/>
    </style:style>
    <style:style style:name="P10" style:family="paragraph" style:parent-style-name="Text_20_body">
      <style:text-properties officeooo:paragraph-rsid="0018129b"/>
    </style:style>
    <style:style style:name="P11" style:family="paragraph" style:parent-style-name="Text_20_body">
      <style:text-properties officeooo:paragraph-rsid="001832b5"/>
    </style:style>
    <style:style style:name="P12" style:family="paragraph" style:parent-style-name="Text_20_body">
      <style:text-properties officeooo:rsid="0019f9df" officeooo:paragraph-rsid="0019f9df"/>
    </style:style>
    <style:style style:name="P13" style:family="paragraph" style:parent-style-name="Text_20_body">
      <style:text-properties fo:font-style="normal" officeooo:rsid="00155fa9" officeooo:paragraph-rsid="00155fa9" style:font-style-asian="normal" style:font-style-complex="normal"/>
    </style:style>
    <style:style style:name="P14" style:family="paragraph" style:parent-style-name="Text_20_body">
      <style:text-properties fo:font-style="normal" fo:font-weight="normal" officeooo:rsid="00173261" officeooo:paragraph-rsid="00155fa9" style:font-style-asian="normal" style:font-weight-asian="normal" style:font-style-complex="normal" style:font-weight-complex="normal"/>
    </style:style>
    <style:style style:name="P15" style:family="paragraph" style:parent-style-name="Text_20_body">
      <style:text-properties fo:font-style="normal" fo:font-weight="normal" officeooo:rsid="00173261" officeooo:paragraph-rsid="00173261" style:font-style-asian="normal" style:font-weight-asian="normal" style:font-style-complex="normal" style:font-weight-complex="normal"/>
    </style:style>
    <style:style style:name="P16" style:family="paragraph" style:parent-style-name="Text_20_body">
      <style:text-properties officeooo:rsid="0018129b" officeooo:paragraph-rsid="0018129b"/>
    </style:style>
    <style:style style:name="P17" style:family="paragraph" style:parent-style-name="Text_20_body">
      <style:text-properties officeooo:rsid="001832b5" officeooo:paragraph-rsid="001832b5"/>
    </style:style>
    <style:style style:name="P18" style:family="paragraph" style:parent-style-name="Heading_20_1">
      <style:text-properties fo:font-style="normal" officeooo:paragraph-rsid="00155fa9" style:font-style-asian="normal" style:font-style-complex="normal"/>
    </style:style>
    <style:style style:name="P19" style:family="paragraph" style:parent-style-name="Heading_20_1">
      <style:text-properties fo:font-style="normal" officeooo:rsid="000c68f5" officeooo:paragraph-rsid="00155fa9" style:font-style-asian="normal" style:font-style-complex="normal"/>
    </style:style>
    <style:style style:name="P20" style:family="paragraph" style:parent-style-name="Heading_20_1">
      <style:text-properties fo:font-style="normal" style:font-style-asian="normal" style:font-style-complex="normal"/>
    </style:style>
    <style:style style:name="P21" style:family="paragraph" style:parent-style-name="Heading_20_1">
      <style:text-properties officeooo:rsid="0018129b" officeooo:paragraph-rsid="0018129b"/>
    </style:style>
    <style:style style:name="P22" style:family="paragraph" style:parent-style-name="Heading_20_1">
      <style:text-properties officeooo:rsid="001832b5" officeooo:paragraph-rsid="001832b5"/>
    </style:style>
    <style:style style:name="T1" style:family="text">
      <style:text-properties officeooo:rsid="000e9558"/>
    </style:style>
    <style:style style:name="T2" style:family="text">
      <style:text-properties officeooo:rsid="000318b9"/>
    </style:style>
    <style:style style:name="T3" style:family="text">
      <style:text-properties officeooo:rsid="000b461f"/>
    </style:style>
    <style:style style:name="T4" style:family="text">
      <style:text-properties officeooo:rsid="000c68f5"/>
    </style:style>
    <style:style style:name="T5" style:family="text">
      <style:text-properties fo:font-weight="normal" style:font-weight-asian="normal" style:font-weight-complex="normal"/>
    </style:style>
    <style:style style:name="T6" style:family="text">
      <style:text-properties fo:font-weight="normal" officeooo:rsid="00155fa9" style:font-weight-asian="normal" style:font-weight-complex="normal"/>
    </style:style>
    <style:style style:name="T7" style:family="text">
      <style:text-properties fo:font-weight="normal" officeooo:rsid="00173261" style:font-weight-asian="normal" style:font-weight-complex="normal"/>
    </style:style>
    <style:style style:name="T8" style:family="text">
      <style:text-properties officeooo:rsid="00155fa9"/>
    </style:style>
    <style:style style:name="T9" style:family="text">
      <style:text-properties officeooo:rsid="00173261"/>
    </style:style>
    <style:style style:name="T10" style:family="text">
      <style:text-properties officeooo:rsid="0018129b"/>
    </style:style>
    <style:style style:name="T11" style:family="text">
      <style:text-properties officeooo:rsid="001a2271"/>
    </style:style>
    <style:style style:name="T12" style:family="text">
      <style:text-properties officeooo:rsid="001b4ca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 text:outline-level="1">About</text:h>
      <text:p text:style-name="P1"/>
      <text:p text:style-name="P1"><text:span text:style-name="T1">This </text:span><text:span text:style-name="T2">document describes </text:span><text:span text:style-name="T3">an</text:span><text:span text:style-name="T2"> </text:span><text:span text:style-name="T3">instance(Hifadhi)</text:span><text:span text:style-name="T2"> and its processes.</text:span></text:p>
      <text:p text:style-name="P1"/>
      <text:h text:style-name="P19" text:outline-level="1">Hifadhi Instance</text:h>
      <text:p text:style-name="P1"/>
      <text:p text:style-name="P3">An instance is nothing but a Django application running in a docker container with the capability of storing data, caching data, provide access control and allow chaining. <text:span text:style-name="T4">And given its a Django application an instance can be exposed over the internet, be load balanced by an ALB just like any application would do.</text:span></text:p>
      <text:p text:style-name="P2"/>
      <text:h text:style-name="P20" text:outline-level="1">Data Storage</text:h>
      <text:p text:style-name="P2"/>
      <text:p text:style-name="P1"><text:span text:style-name="T8">Data is stored in the application directory of an instance, with no structure therefore it is up to a developer to setup a structure if a structure is needed. </text:span><text:span text:style-name="T10">80% of an instances storage is reserved for data storage.</text:span></text:p>
      <text:h text:style-name="P20" text:outline-level="1">Data Retrieval</text:h>
      <text:p text:style-name="P4"/>
      <text:p text:style-name="P13">Data is retrieved from an instance by requesting to a download or stream endpoint. </text:p>
      <text:p text:style-name="P5"><text:span text:style-name="T11">/</text:span><text:span text:style-name="T12">api/</text:span><text:span text:style-name="T11">version</text:span><text:span text:style-name="T8">/download/&lt;query_string&gt; → </text:span><text:span text:style-name="T6">Download a file as an HTTP response</text:span></text:p>
      <text:p text:style-name="P5"><text:span text:style-name="T6"><text:tab/></text:span><text:span text:style-name="T7">Response:</text:span></text:p>
      <text:p text:style-name="P14"><text:tab/><text:tab/>* </text:p>
      <text:p text:style-name="P5"><text:span text:style-name="T11">/</text:span><text:span text:style-name="T12">api/</text:span><text:span text:style-name="T11">version</text:span>/<text:span text:style-name="T9">stream/&lt;query_string&gt; → </text:span><text:span text:style-name="T7">Streams a file from the instance as a Streaming HTTP response.</text:span></text:p>
      <text:p text:style-name="P14"><text:tab/>Notes:<text:line-break/><text:tab/><text:tab/>This option is viable when streaming data like videos where you want a client to have t<text:tab/><text:tab/><text:tab/>the capabilities of skipping to a part of a video.</text:p>
      <text:p text:style-name="P14"><text:tab/>Response: </text:p>
      <text:p text:style-name="P15"><text:tab/><text:tab/>*</text:p>
      <text:h text:style-name="Heading_20_1" text:outline-level="1"><text:soft-page-break/></text:h>
      <text:h text:style-name="Heading_20_1" text:outline-level="1">Shard Data Retrieval</text:h>
      <text:p text:style-name="Text_20_body"/>
      <text:p text:style-name="P8">Sharding instances is when you join instances to store more data, and in this configuration retrieving data becomes a bit more complex than retrieving from a single instance. </text:p>
      <text:p text:style-name="P9">And we do this by encoding the name of the instance where the data was saved within a query string. When a person queries a file to the instance a file was initially saved to, that instance simply pulls from its storage folder. </text:p>
      <text:p text:style-name="P9">But if it is not the instance the file was initially saved, that instance requests the details about the instance that has the file(name encoded in the query string) and copies that file to its file cache and then provides the file to the person. <text:span text:style-name="T10">This is carried out through the private communication channel as all files are public all instances within a network.</text:span></text:p>
      <text:p text:style-name="P9"/>
      <text:h text:style-name="P21" text:outline-level="1">Shard Caching</text:h>
      <text:p text:style-name="P10"/>
      <text:p text:style-name="P6">Shard caching is a means to increase the availability of a file. If an instance is receiving too many requests for a file it will trigger a cache for that file with priority, <text:s/>and that file will be cached on other instances. This call could be made from the adapter as well.</text:p>
      <text:p text:style-name="P6">Invalidation of cached files is done by removing the file least used, or a request from the adapter.</text:p>
      <text:p text:style-name="P6"/>
      <text:h text:style-name="P22" text:outline-level="1">Memory Caching </text:h>
      <text:p text:style-name="P11"/>
      <text:p text:style-name="P7">Files can be cached into main memory, and up to 40% of main memory can be used for caching. This is only done on the request of the adapter. <text:s/>Removal is done by the adapter as well, except when a new file is required to be cached in main memory but the 40% limit has been reached. Only then the least file used is removed from main memory.</text:p>
      <text:p text:style-name="P7"/>
      <text:h text:style-name="Heading_20_1" text:outline-level="1">Accelerated Streaming</text:h>
      <text:p text:style-name="P7"/>
      <text:p text:style-name="P7">The idea behind accelerated streaming is to cache streaming points into main memory. Hence we do not have to trim a file into chunks to return a response.</text:p>
      <text:p text:style-name="P7"><text:soft-page-break/></text:p>
      <text:h text:style-name="Heading_20_1" text:outline-level="1">Name Conflicts</text:h>
      <text:p text:style-name="Text_20_body"/>
      <text:p text:style-name="P7">This happens if there is a conflict with names, which could arise when an instance that was offline is restored, and a new file had been saved under an existing name.</text:p>
      <text:p text:style-name="P12">This is handled by making the name of the file unique to an instance.</text:p>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Arial" fo:font-family="Arial" style:font-family-generic="swiss" style:font-pitch="variable" fo:font-size="14pt" fo:font-weight="normal" style:font-size-asian="14pt" style:font-weight-asian="normal" style:font-size-complex="14pt" style:font-weight-complex="norma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17T12:41:07.604000000</meta:creation-date>
    <dc:date>2022-04-18T15:51:03.704000000</dc:date>
    <meta:editing-duration>PT3M10S</meta:editing-duration>
    <meta:editing-cycles>3</meta:editing-cycles>
    <meta:generator>LibreOffice/7.3.2.2$Windows_X86_64 LibreOffice_project/49f2b1bff42cfccbd8f788c8dc32c1c309559be0</meta:generator>
    <meta:document-statistic meta:table-count="0" meta:image-count="0" meta:object-count="0" meta:page-count="3" meta:paragraph-count="29" meta:word-count="532" meta:character-count="3027" meta:non-whitespace-character-count="2505"/>
  </office:meta>
</office:document-meta>
</file>